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eueHaasGroteskText" svg:font-family="NeueHaasGroteskText, Helvetica, Arial, 'Nimbus Sans L'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  <style:font-face style:name="Times New Roman" svg:font-family="'Times New Roman'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P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rsid="001e1a80" officeooo:paragraph-rsid="001e1a80"/>
    </style:style>
    <style:style style:name="P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000000" loext:opacity="100%" fo:letter-spacing="normal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fo:letter-spacing="normal"/>
    </style:style>
    <style:style style:name="P6" style:family="paragraph" style:parent-style-name="Standard">
      <style:text-properties officeooo:rsid="001e1a80" officeooo:paragraph-rsid="001e1a80"/>
    </style:style>
    <style:style style:name="P7" style:family="paragraph" style:parent-style-name="Standard">
      <style:text-properties fo:font-weight="bold" officeooo:rsid="001e1a80" officeooo:paragraph-rsid="001e1a80" style:font-weight-asian="bold" style:font-weight-complex="bold"/>
    </style:style>
    <style:style style:name="P8" style:family="paragraph" style:parent-style-name="Standard">
      <style:text-properties fo:font-variant="normal" fo:text-transform="none" fo:color="#6d6e71" loext:opacity="100%" style:text-line-through-style="none" style:text-line-through-type="none" style:font-name="NeueHaasGroteskText" fo:font-size="12pt" fo:letter-spacing="normal" fo:font-style="normal" style:text-underline-style="none" fo:font-weight="normal" officeooo:rsid="001e1a80" officeooo:paragraph-rsid="001e1a80" style:text-blinking="false" style:font-weight-asian="bold" style:font-weight-complex="bold" loext:padding="0in" loext:border="none"/>
    </style:style>
    <style:style style:name="T1" style:family="text">
      <style:text-properties fo:font-style="italic"/>
    </style:style>
    <style:style style:name="T2" style:family="text">
      <style:text-properties style:font-name="Times New Roman" fo:font-size="12pt" fo:font-style="normal" fo:font-weight="normal"/>
    </style:style>
    <style:style style:name="T3" style:family="text">
      <style:text-properties style:font-name="Times New Roman" fo:font-size="12pt" fo:font-style="italic" fo:font-weight="normal"/>
    </style:style>
    <style:style style:name="T4" style:family="text">
      <style:text-properties fo:font-variant="normal" fo:text-transform="none" fo:color="#1a1a1a" loext:opacity="100%" style:font-name="NeueHaasGroteskText" fo:font-size="12pt" fo:letter-spacing="normal" fo:font-style="normal" fo:font-weight="normal"/>
    </style:style>
    <style:style style:name="T5" style:family="text">
      <style:text-properties fo:font-variant="normal" fo:text-transform="none" fo:color="#1a1a1a" loext:opacity="100%" fo:letter-spacing="normal"/>
    </style:style>
    <style:style style:name="T6" style:family="text">
      <style:text-properties fo:font-variant="normal" fo:text-transform="none" fo:color="#6d6e71" loext:opacity="100%" style:text-line-through-style="none" style:text-line-through-type="none" style:font-name="NeueHaasGroteskText" fo:font-size="12pt" fo:letter-spacing="normal" fo:font-style="normal" style:text-underline-style="none" fo:font-weight="normal" style:text-blinking="false" loext:padding="0in" loext:border="none"/>
    </style:style>
    <style:style style:name="T7" style:family="text">
      <style:text-properties fo:color="#1a1a1a" loext:opacity="100%" style:font-name="NeueHaasGroteskText" fo:font-size="12pt" fo:letter-spacing="normal" fo:font-style="italic" fo:font-weight="normal" loext:padding="0in" loext:border="none"/>
    </style:style>
    <style:style style:name="T8" style:family="text">
      <style:text-properties fo:color="#333333" loext:opacity="100%" style:font-name="Roboto" fo:font-size="10.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eb Resources</text:p>
      <text:p text:style-name="P1"/>
      <text:p text:style-name="P1">[1]</text:p>
      <text:p text:style-name="P2">A. Tam, “Building Multilayer Perceptron Models in PyTorch - MachineLearningMastery.com,” <text:span text:style-name="T1">MachineLearningMastery.com</text:span>, Jan. 26, 2023. https://machinelearningmastery.com/building-multilayer-perceptron-models-in-pytorch/ (accessed Apr. 18, 2023).</text:p>
      <text:p text:style-name="P5">‌</text:p>
      <text:p text:style-name="P1">[1]</text:p>
      <text:p text:style-name="P2">André Fichel Nascimento, “Three Ways to Build a Neural Network in PyTorch - Towards Data Science,” <text:span text:style-name="T1">Medium</text:span>, Dec. 27, 2019. https://towardsdatascience.com/three-ways-to-build-a-neural-network-in-pytorch-8cea49f9a61a (accessed Apr. 18, 2023).</text:p>
      <text:p text:style-name="P5">‌</text:p>
      <text:p text:style-name="P1">[1]</text:p>
      <text:p text:style-name="P4">“<text:span text:style-name="T2">Example: Walk-Through PyTorch &amp; MNIST - Flower 1.4.0,” </text:span><text:span text:style-name="T3">Flower.dev</text:span><text:span text:style-name="T2">, 2023. https://flower.dev/docs/example-walkthrough-pytorch-mnist.html (accessed Apr. 18, 2023).</text:span></text:p>
      <text:p text:style-name="P5">‌</text:p>
      <text:p text:style-name="P1">[1]</text:p>
      <text:p text:style-name="P4">“<text:span text:style-name="T2">Example: PyTorch - From Centralized To Federated - Flower 1.4.0,” </text:span><text:span text:style-name="T3">Flower.dev</text:span><text:span text:style-name="T2">, 2023. https://flower.dev/docs/example-pytorch-from-centralized-to-federated.html (accessed Apr. 18, 2023).</text:span></text:p>
      <text:p text:style-name="P5">‌</text:p>
      <text:p text:style-name="P1">[1]</text:p>
      <text:p text:style-name="P2">Théo Ryffel, “Deep Learning -&gt; Federated Learning in 10 Lines of PyTorch + PySyft,” <text:span text:style-name="T1">OpenMined Blog</text:span>, Mar. 2019. https://blog.openmined.org/upgrade-to-federated-learning-in-10-lines/ (accessed Apr. 18, 2023).</text:p>
      <text:p text:style-name="P5">‌</text:p>
      <text:p text:style-name="P1">[1]</text:p>
      <text:p text:style-name="P2">J. Montantes, “Federated Learning: Collaborative Machine Learning with a Tutorial on How to Get Started,” <text:span text:style-name="T1">Medium</text:span>, Dec. 08, 2021. https://becominghuman.ai/federated-learning-collaborative-machine-learning-with-a-tutorial-on-how-to-get-started-2e7d286a204e (accessed Apr. 18, 2023).</text:p>
      <text:p text:style-name="P5">‌</text:p>
      <text:p text:style-name="P1">[1]</text:p>
      <text:p text:style-name="P2">H. Yadav, “Federated Learning using Pytorch | Towards Data Science,” <text:span text:style-name="T1">Medium</text:span>, Jul. 06, 2020. https://towardsdatascience.com/preserving-data-privacy-in-deep-learning-part-1-a04894f78029 (accessed Apr. 18, 2023).</text:p>
      <text:p text:style-name="P5">‌</text:p>
      <text:p text:style-name="P5"/>
      <text:p text:style-name="P5"/>
      <text:p text:style-name="P6"><text:soft-page-break/>Papers</text:p>
      <text:p text:style-name="P6"/>
      <text:p text:style-name="P7"><text:span text:style-name="T4">Dan Claudiu Cireşan, Ueli Meier, Luca Maria Gambardella, Jürgen Schmidhuber; Deep, Big, Simple Neural Nets for Handwritten Digit Recognition. </text:span><text:span text:style-name="Emphasis"><text:span text:style-name="T7">Neural Comput</text:span></text:span><text:span text:style-name="T5"> </text:span><text:span text:style-name="T4">2010; 22 (12): 3207–3220. doi: </text:span><text:a xlink:type="simple" xlink:href="https://doi.org/10.1162/NECO_a_00052" text:style-name="Internet_20_link" text:visited-style-name="Visited_20_Internet_20_Link"><text:span text:style-name="T6">https://doi.org/10.1162/NECO_a_00052</text:span></text:a></text:p>
      <text:p text:style-name="P8"/>
      <text:p text:style-name="P8">[1]</text:p>
      <text:p text:style-name="P2">M. H. Brendan, E. Moore, D. Ramage, S. Hampson, and A. Blaise, “Communication-Efficient Learning of Deep Networks from Decentralized Data,” <text:span text:style-name="T1">arXiv.org</text:span>, 2016. https://arxiv.org/abs/1602.05629 (accessed Apr. 18, 2023).</text:p>
      <text:p text:style-name="P5"><text:span text:style-name="T8">[1]Shaoxiong Ji, “A PyTorch Implementation of Federated Learning”. Zenodo, Mar. 30, 2018. doi: 10.5281/zenodo.4321561.</text:span>‌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eueHaasGroteskText" svg:font-family="NeueHaasGroteskText, Helvetica, Arial, 'Nimbus Sans L'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3:16:14.193829462</meta:creation-date>
    <dc:date>2023-04-18T16:25:13.265373550</dc:date>
    <meta:editing-duration>PT42M3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7" meta:word-count="229" meta:character-count="2129" meta:non-whitespace-character-count="1928"/>
  </office:meta>
</office:document-meta>
</file>